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645cm" svg:x="3.63cm" svg:y="9.558cm">
          <draw:text-box>
            <text:p text:style-name="P1"><text:span text:style-name="T1">Ø</text:span></text:p>
          </draw:text-box>
        </draw:frame>
        <draw:frame draw:style-name="gr2" draw:text-style-name="P4" draw:layer="layout" svg:width="12.944cm" svg:height="1.418cm" svg:x="1.2cm" svg:y="0.242cm">
          <draw:text-box>
            <text:p text:style-name="P3"><text:span text:style-name="T2">Если говорить в терминах политических (скорее в византийских, принятых в </text:span></text:p>
            <text:p text:style-name="P3"><text:span text:style-name="T2">России), то создается впечатление, что рациональный Путин, двинув Медведева </text:span></text:p>
            <text:p text:style-name="P3"><text:span text:style-name="T2">вперед, пытался выскочить из-под этих обломков. </text:span></text:p>
          </draw:text-box>
        </draw:frame>
        <draw:frame draw:style-name="gr2" draw:text-style-name="P6" draw:layer="layout" svg:width="0.769cm" svg:height="0.758cm" svg:x="1.68cm" svg:y="13.709cm">
          <draw:text-box>
            <text:p text:style-name="P5"><text:span text:style-name="T1">2</text:span></text:p>
          </draw:text-box>
        </draw:frame>
        <draw:frame draw:style-name="gr2" draw:text-style-name="P6" draw:layer="layout" svg:width="2.581cm" svg:height="0.758cm" svg:x="6.229cm" svg:y="2.171cm">
          <draw:text-box>
            <text:p text:style-name="P5"><text:span text:style-name="T1">то создается</text:span></text:p>
          </draw:text-box>
        </draw:frame>
        <draw:frame draw:style-name="gr3" draw:text-style-name="P6" draw:layer="layout" svg:width="0.777cm" svg:height="0.645cm" svg:x="2.62cm" svg:y="4.469cm">
          <draw:text-box>
            <text:p text:style-name="P5"><text:span text:style-name="T1">O</text:span></text:p>
          </draw:text-box>
        </draw:frame>
        <draw:line draw:style-name="gr4" draw:text-style-name="P5" draw:layer="layout" svg:x1="3.034cm" svg:y1="4.613cm" svg:x2="7.514cm" svg:y2="2.688cm">
          <text:p/>
        </draw:line>
        <draw:frame draw:style-name="gr5" draw:text-style-name="P6" draw:layer="layout" svg:width="0.735cm" svg:height="0.645cm" svg:x="11.256cm" svg:y="4.359cm">
          <draw:text-box>
            <text:p text:style-name="P5"><text:span text:style-name="T1">E</text:span></text:p>
          </draw:text-box>
        </draw:frame>
        <draw:line draw:style-name="gr4" draw:text-style-name="P5" draw:layer="layout" svg:x1="11.607cm" svg:y1="4.416cm" svg:x2="7.493cm" svg:y2="2.667cm">
          <text:p/>
        </draw:line>
        <draw:frame draw:style-name="gr2" draw:text-style-name="P6" draw:layer="layout" svg:width="0.769cm" svg:height="0.758cm" svg:x="3.314cm" svg:y="3.776cm">
          <draw:text-box>
            <text:p text:style-name="P5"><text:span text:style-name="T1">1</text:span></text:p>
          </draw:text-box>
        </draw:frame>
        <draw:frame draw:style-name="gr3" draw:text-style-name="P6" draw:layer="layout" svg:width="2.564cm" svg:height="0.645cm" svg:x="1.721cm" svg:y="4.77cm">
          <draw:text-box>
            <text:p text:style-name="P5"><text:span text:style-name="T1">впечатление</text:span></text:p>
          </draw:text-box>
        </draw:frame>
        <draw:frame draw:style-name="gr6" draw:text-style-name="P6" draw:layer="layout" svg:width="0.735cm" svg:height="0.645cm" svg:x="2.641cm" svg:y="5.682cm">
          <draw:text-box>
            <text:p text:style-name="P5"><text:span text:style-name="T1">A</text:span></text:p>
          </draw:text-box>
        </draw:frame>
        <draw:line draw:style-name="gr4" draw:text-style-name="P5" draw:layer="layout" svg:x1="3.007cm" svg:y1="5.801cm" svg:x2="2.999cm" svg:y2="5.264cm">
          <text:p/>
        </draw:line>
        <draw:line draw:style-name="gr4" draw:text-style-name="P5" draw:layer="layout" svg:x1="2.994cm" svg:y1="7.075cm" svg:x2="2.993cm" svg:y2="6.288cm">
          <text:p/>
        </draw:line>
        <draw:line draw:style-name="gr4" draw:text-style-name="P5" draw:layer="layout" svg:x1="2.993cm" svg:y1="7.076cm" svg:x2="2.773cm" svg:y2="7.288cm">
          <text:p/>
        </draw:line>
        <draw:line draw:style-name="gr4" draw:text-style-name="P5" draw:layer="layout" svg:x1="2.192cm" svg:y1="6.288cm" svg:x2="3.692cm" svg:y2="6.288cm">
          <text:p/>
        </draw:line>
        <draw:line draw:style-name="gr4" draw:text-style-name="P5" draw:layer="layout" svg:x1="3.692cm" svg:y1="6.289cm" svg:x2="3.787cm" svg:y2="6.175cm">
          <text:p/>
        </draw:line>
        <draw:line draw:style-name="gr4" draw:text-style-name="P5" draw:layer="layout" svg:x1="2.101cm" svg:y1="6.401cm" svg:x2="2.196cm" svg:y2="6.287cm">
          <text:p/>
        </draw:line>
        <draw:line draw:style-name="gr4" draw:text-style-name="P5" draw:layer="layout" svg:x1="2.492cm" svg:y1="6.188cm" svg:x2="3.439cm" svg:y2="6.19cm">
          <text:p/>
        </draw:line>
        <draw:frame draw:style-name="gr7" draw:text-style-name="P6" draw:layer="layout" svg:width="1.869cm" svg:height="0.645cm" svg:x="2.883cm" svg:y="6.637cm">
          <draw:text-box>
            <text:p text:style-name="P5"><text:span text:style-name="T1">пытался</text:span></text:p>
          </draw:text-box>
        </draw:frame>
        <draw:frame draw:style-name="gr8" draw:text-style-name="P6" draw:layer="layout" svg:width="0.599cm" svg:height="0.645cm" svg:x="3.019cm" svg:y="6.264cm">
          <draw:text-box>
            <text:p text:style-name="P5"><text:span text:style-name="T1">I</text:span></text:p>
          </draw:text-box>
        </draw:frame>
        <draw:frame draw:style-name="gr9" draw:text-style-name="P6" draw:layer="layout" svg:width="1.035cm" svg:height="0.645cm" svg:x="2.09cm" svg:y="6.474cm">
          <draw:text-box>
            <text:p text:style-name="P5"><text:span text:style-name="T1">что</text:span></text:p>
          </draw:text-box>
        </draw:frame>
        <draw:line draw:style-name="gr4" draw:text-style-name="P5" draw:layer="layout" svg:x1="11.609cm" svg:y1="5.762cm" svg:x2="11.608cm" svg:y2="4.975cm">
          <text:p/>
        </draw:line>
        <draw:line draw:style-name="gr4" draw:text-style-name="P5" draw:layer="layout" svg:x1="11.608cm" svg:y1="5.763cm" svg:x2="11.388cm" svg:y2="5.975cm">
          <text:p/>
        </draw:line>
        <draw:line draw:style-name="gr4" draw:text-style-name="P5" draw:layer="layout" svg:x1="10.807cm" svg:y1="4.975cm" svg:x2="12.307cm" svg:y2="4.975cm">
          <text:p/>
        </draw:line>
        <draw:line draw:style-name="gr4" draw:text-style-name="P5" draw:layer="layout" svg:x1="12.307cm" svg:y1="4.976cm" svg:x2="12.402cm" svg:y2="4.862cm">
          <text:p/>
        </draw:line>
        <draw:line draw:style-name="gr4" draw:text-style-name="P5" draw:layer="layout" svg:x1="10.716cm" svg:y1="5.088cm" svg:x2="10.811cm" svg:y2="4.974cm">
          <text:p/>
        </draw:line>
        <draw:line draw:style-name="gr4" draw:text-style-name="P5" draw:layer="layout" svg:x1="11.107cm" svg:y1="4.875cm" svg:x2="12.054cm" svg:y2="4.877cm">
          <text:p/>
        </draw:line>
        <draw:frame draw:style-name="gr7" draw:text-style-name="P6" draw:layer="layout" svg:width="1.924cm" svg:height="0.645cm" svg:x="11.498cm" svg:y="5.324cm">
          <draw:text-box>
            <text:p text:style-name="P5"><text:span text:style-name="T1">говорить</text:span></text:p>
          </draw:text-box>
        </draw:frame>
        <draw:frame draw:style-name="gr8" draw:text-style-name="P6" draw:layer="layout" svg:width="0.599cm" svg:height="0.645cm" svg:x="11.634cm" svg:y="4.951cm">
          <draw:text-box>
            <text:p text:style-name="P5"><text:span text:style-name="T1">I</text:span></text:p>
          </draw:text-box>
        </draw:frame>
        <draw:frame draw:style-name="gr9" draw:text-style-name="P6" draw:layer="layout" svg:width="1.272cm" svg:height="0.645cm" svg:x="10.405cm" svg:y="5.161cm">
          <draw:text-box>
            <text:p text:style-name="P5"><text:span text:style-name="T1">если</text:span></text:p>
          </draw:text-box>
        </draw:frame>
        <draw:frame draw:style-name="gr5" draw:text-style-name="P6" draw:layer="layout" svg:width="0.735cm" svg:height="0.645cm" svg:x="10.538cm" svg:y="7.3cm">
          <draw:text-box>
            <text:p text:style-name="P5"><text:span text:style-name="T1">E</text:span></text:p>
          </draw:text-box>
        </draw:frame>
        <draw:line draw:style-name="gr4" draw:text-style-name="P5" draw:layer="layout" svg:x1="10.901cm" svg:y1="7.409cm" svg:x2="11.981cm" svg:y2="5.92cm">
          <text:p/>
        </draw:line>
        <draw:line draw:style-name="gr4" draw:text-style-name="P5" draw:layer="layout" svg:x1="10.94cm" svg:y1="8.597cm" svg:x2="10.939cm" svg:y2="7.81cm">
          <text:p/>
        </draw:line>
        <draw:line draw:style-name="gr4" draw:text-style-name="P5" draw:layer="layout" svg:x1="10.939cm" svg:y1="8.598cm" svg:x2="10.719cm" svg:y2="8.81cm">
          <text:p/>
        </draw:line>
        <draw:line draw:style-name="gr4" draw:text-style-name="P5" draw:layer="layout" svg:x1="10.138cm" svg:y1="7.81cm" svg:x2="11.638cm" svg:y2="7.81cm">
          <text:p/>
        </draw:line>
        <draw:line draw:style-name="gr4" draw:text-style-name="P5" draw:layer="layout" svg:x1="11.638cm" svg:y1="7.811cm" svg:x2="11.733cm" svg:y2="7.697cm">
          <text:p/>
        </draw:line>
        <draw:line draw:style-name="gr4" draw:text-style-name="P5" draw:layer="layout" svg:x1="10.047cm" svg:y1="7.923cm" svg:x2="10.142cm" svg:y2="7.809cm">
          <text:p/>
        </draw:line>
        <draw:frame draw:style-name="gr10" draw:text-style-name="P6" draw:layer="layout" svg:width="1.933cm" svg:height="0.645cm" svg:x="10.804cm" svg:y="8.158cm">
          <draw:text-box>
            <text:p text:style-name="P5"><text:span text:style-name="T1">термины</text:span></text:p>
          </draw:text-box>
        </draw:frame>
        <draw:frame draw:style-name="gr11" draw:text-style-name="P2" draw:layer="layout" svg:width="0.993cm" svg:height="0.645cm" svg:x="10.091cm" svg:y="8.144cm">
          <draw:text-box>
            <text:p text:style-name="P1"><text:span text:style-name="T1">-ах</text:span></text:p>
          </draw:text-box>
        </draw:frame>
        <draw:frame draw:style-name="gr12" draw:text-style-name="P6" draw:layer="layout" svg:width="0.777cm" svg:height="0.645cm" svg:x="10.816cm" svg:y="7.823cm">
          <draw:text-box>
            <text:p text:style-name="P5"><text:span text:style-name="T1">O</text:span></text:p>
          </draw:text-box>
        </draw:frame>
        <draw:frame draw:style-name="gr11" draw:text-style-name="P2" draw:layer="layout" svg:width="0.688cm" svg:height="0.645cm" svg:x="10.292cm" svg:y="7.745cm">
          <draw:text-box>
            <text:p text:style-name="P1"><text:span text:style-name="T1">в</text:span></text:p>
          </draw:text-box>
        </draw:frame>
        <draw:frame draw:style-name="gr6" draw:text-style-name="P6" draw:layer="layout" svg:width="0.735cm" svg:height="0.645cm" svg:x="12.553cm" svg:y="9.947cm">
          <draw:text-box>
            <text:p text:style-name="P5"><text:span text:style-name="T1">A</text:span></text:p>
          </draw:text-box>
        </draw:frame>
        <draw:line draw:style-name="gr4" draw:text-style-name="P5" draw:layer="layout" svg:x1="12.826cm" svg:y1="9.954cm" svg:x2="11.211cm" svg:y2="8.729cm">
          <text:p/>
        </draw:line>
        <draw:frame draw:style-name="gr6" draw:text-style-name="P6" draw:layer="layout" svg:width="2.712cm" svg:height="0.645cm" svg:x="11.654cm" svg:y="10.248cm">
          <draw:text-box>
            <text:p text:style-name="P5"><text:span text:style-name="T1">политических</text:span></text:p>
          </draw:text-box>
        </draw:frame>
        <draw:frame draw:style-name="gr5" draw:text-style-name="P6" draw:layer="layout" svg:width="0.735cm" svg:height="0.645cm" svg:x="10.759cm" svg:y="14.009cm">
          <draw:text-box>
            <text:p text:style-name="P5"><text:span text:style-name="T1">E</text:span></text:p>
          </draw:text-box>
        </draw:frame>
        <draw:line draw:style-name="gr4" draw:text-style-name="P5" draw:layer="layout" svg:x1="11.11cm" svg:y1="14.066cm" svg:x2="10.481cm" svg:y2="12.755cm">
          <text:p/>
        </draw:line>
        <draw:frame draw:style-name="gr5" draw:text-style-name="P6" draw:layer="layout" svg:width="1.615cm" svg:height="0.645cm" svg:x="10.36cm" svg:y="14.31cm">
          <draw:text-box>
            <text:p text:style-name="P5"><text:span text:style-name="T1">скорее</text:span></text:p>
          </draw:text-box>
        </draw:frame>
        <draw:frame draw:style-name="gr3" draw:text-style-name="P6" draw:layer="layout" svg:width="0.777cm" svg:height="0.645cm" svg:x="1.52cm" svg:y="8.896cm">
          <draw:text-box>
            <text:p text:style-name="P5"><text:span text:style-name="T1">O</text:span></text:p>
          </draw:text-box>
        </draw:frame>
        <draw:line draw:style-name="gr4" draw:text-style-name="P5" draw:layer="layout" svg:x1="1.934cm" svg:y1="9.04cm" svg:x2="3.387cm" svg:y2="7.175cm">
          <text:p/>
        </draw:line>
        <draw:frame draw:style-name="gr3" draw:text-style-name="P6" draw:layer="layout" svg:width="0.777cm" svg:height="0.645cm" svg:x="3.921cm" svg:y="8.896cm">
          <draw:text-box>
            <text:p text:style-name="P5"><text:span text:style-name="T1">O</text:span></text:p>
          </draw:text-box>
        </draw:frame>
        <draw:line draw:style-name="gr4" draw:text-style-name="P5" draw:layer="layout" svg:x1="4.335cm" svg:y1="9.04cm" svg:x2="3.365cm" svg:y2="7.175cm">
          <text:p/>
        </draw:line>
        <draw:frame draw:style-name="gr3" draw:text-style-name="P6" draw:layer="layout" svg:width="1.484cm" svg:height="0.645cm" svg:x="1.221cm" svg:y="9.197cm">
          <draw:text-box>
            <text:p text:style-name="P5"><text:span text:style-name="T1">Путин</text:span></text:p>
          </draw:text-box>
        </draw:frame>
        <draw:line draw:style-name="gr4" draw:text-style-name="P5" draw:layer="layout" svg:x1="4.327cm" svg:y1="10.275cm" svg:x2="4.326cm" svg:y2="9.488cm">
          <text:p/>
        </draw:line>
        <draw:line draw:style-name="gr4" draw:text-style-name="P5" draw:layer="layout" svg:x1="4.326cm" svg:y1="10.276cm" svg:x2="4.106cm" svg:y2="10.488cm">
          <text:p/>
        </draw:line>
        <draw:line draw:style-name="gr4" draw:text-style-name="P5" draw:layer="layout" svg:x1="3.525cm" svg:y1="9.488cm" svg:x2="5.025cm" svg:y2="9.488cm">
          <text:p/>
        </draw:line>
        <draw:line draw:style-name="gr4" draw:text-style-name="P5" draw:layer="layout" svg:x1="5.025cm" svg:y1="9.489cm" svg:x2="5.12cm" svg:y2="9.375cm">
          <text:p/>
        </draw:line>
        <draw:line draw:style-name="gr4" draw:text-style-name="P5" draw:layer="layout" svg:x1="3.434cm" svg:y1="9.601cm" svg:x2="3.529cm" svg:y2="9.487cm">
          <text:p/>
        </draw:line>
        <draw:line draw:style-name="gr4" draw:text-style-name="P5" draw:layer="layout" svg:x1="3.825cm" svg:y1="9.388cm" svg:x2="4.772cm" svg:y2="9.39cm">
          <text:p/>
        </draw:line>
        <draw:frame draw:style-name="gr7" draw:text-style-name="P6" draw:layer="layout" svg:width="2.183cm" svg:height="0.645cm" svg:x="4.216cm" svg:y="9.837cm">
          <draw:text-box>
            <text:p text:style-name="P5"><text:span text:style-name="T1">выскочить</text:span></text:p>
          </draw:text-box>
        </draw:frame>
        <draw:frame draw:style-name="gr8" draw:text-style-name="P6" draw:layer="layout" svg:width="0.599cm" svg:height="0.645cm" svg:x="4.352cm" svg:y="9.464cm">
          <draw:text-box>
            <text:p text:style-name="P5"><text:span text:style-name="T1">I</text:span></text:p>
          </draw:text-box>
        </draw:frame>
        <draw:frame draw:style-name="gr5" draw:text-style-name="P6" draw:layer="layout" svg:width="0.735cm" svg:height="0.645cm" svg:x="5.892cm" svg:y="11.03cm">
          <draw:text-box>
            <text:p text:style-name="P5"><text:span text:style-name="T1">E</text:span></text:p>
          </draw:text-box>
        </draw:frame>
        <draw:line draw:style-name="gr4" draw:text-style-name="P5" draw:layer="layout" svg:x1="6.202cm" svg:y1="11.133cm" svg:x2="4.635cm" svg:y2="10.55cm">
          <text:p/>
        </draw:line>
        <draw:line draw:style-name="gr4" draw:text-style-name="P5" draw:layer="layout" svg:x1="6.253cm" svg:y1="12.375cm" svg:x2="6.252cm" svg:y2="11.588cm">
          <text:p/>
        </draw:line>
        <draw:line draw:style-name="gr4" draw:text-style-name="P5" draw:layer="layout" svg:x1="6.252cm" svg:y1="12.376cm" svg:x2="6.032cm" svg:y2="12.588cm">
          <text:p/>
        </draw:line>
        <draw:line draw:style-name="gr4" draw:text-style-name="P5" draw:layer="layout" svg:x1="5.451cm" svg:y1="11.588cm" svg:x2="6.951cm" svg:y2="11.588cm">
          <text:p/>
        </draw:line>
        <draw:line draw:style-name="gr4" draw:text-style-name="P5" draw:layer="layout" svg:x1="6.951cm" svg:y1="11.589cm" svg:x2="7.046cm" svg:y2="11.475cm">
          <text:p/>
        </draw:line>
        <draw:line draw:style-name="gr4" draw:text-style-name="P5" draw:layer="layout" svg:x1="5.36cm" svg:y1="11.701cm" svg:x2="5.455cm" svg:y2="11.587cm">
          <text:p/>
        </draw:line>
        <draw:frame draw:style-name="gr10" draw:text-style-name="P6" draw:layer="layout" svg:width="1.874cm" svg:height="0.645cm" svg:x="6.117cm" svg:y="11.936cm">
          <draw:text-box>
            <text:p text:style-name="P5"><text:span text:style-name="T1">обломки</text:span></text:p>
          </draw:text-box>
        </draw:frame>
        <draw:frame draw:style-name="gr11" draw:text-style-name="P2" draw:layer="layout" svg:width="1.002cm" svg:height="0.645cm" svg:x="5.404cm" svg:y="11.922cm">
          <draw:text-box>
            <text:p text:style-name="P1"><text:span text:style-name="T1">-ов</text:span></text:p>
          </draw:text-box>
        </draw:frame>
        <draw:frame draw:style-name="gr12" draw:text-style-name="P6" draw:layer="layout" svg:width="0.777cm" svg:height="0.645cm" svg:x="6.129cm" svg:y="11.601cm">
          <draw:text-box>
            <text:p text:style-name="P5"><text:span text:style-name="T1">O</text:span></text:p>
          </draw:text-box>
        </draw:frame>
        <draw:frame draw:style-name="gr11" draw:text-style-name="P2" draw:layer="layout" svg:width="1.556cm" svg:height="0.645cm" svg:x="4.904cm" svg:y="11.623cm">
          <draw:text-box>
            <text:p text:style-name="P1"><text:span text:style-name="T1">из-под</text:span></text:p>
          </draw:text-box>
        </draw:frame>
        <draw:frame draw:style-name="gr6" draw:text-style-name="P6" draw:layer="layout" svg:width="0.735cm" svg:height="0.645cm" svg:x="6.187cm" svg:y="12.943cm">
          <draw:text-box>
            <text:p text:style-name="P5"><text:span text:style-name="T1">A</text:span></text:p>
          </draw:text-box>
        </draw:frame>
        <draw:line draw:style-name="gr4" draw:text-style-name="P5" draw:layer="layout" svg:x1="6.553cm" svg:y1="13.062cm" svg:x2="6.545cm" svg:y2="12.525cm">
          <text:p/>
        </draw:line>
        <draw:frame draw:style-name="gr6" draw:text-style-name="P6" draw:layer="layout" svg:width="1.205cm" svg:height="0.645cm" svg:x="5.988cm" svg:y="13.244cm">
          <draw:text-box>
            <text:p text:style-name="P5"><text:span text:style-name="T1">этих</text:span></text:p>
          </draw:text-box>
        </draw:frame>
        <draw:frame draw:style-name="gr6" draw:text-style-name="P6" draw:layer="layout" svg:width="0.735cm" svg:height="0.645cm" svg:x="0.523cm" svg:y="10.804cm">
          <draw:text-box>
            <text:p text:style-name="P5"><text:span text:style-name="T1">A</text:span></text:p>
          </draw:text-box>
        </draw:frame>
        <draw:line draw:style-name="gr4" draw:text-style-name="P5" draw:layer="layout" svg:x1="0.889cm" svg:y1="10.923cm" svg:x2="1.82cm" svg:y2="9.715cm">
          <text:p/>
        </draw:line>
        <draw:frame draw:style-name="gr6" draw:text-style-name="P6" draw:layer="layout" svg:width="2.902cm" svg:height="0.645cm" svg:x="-0.176cm" svg:y="11.105cm">
          <draw:text-box>
            <text:p text:style-name="P5"><text:span text:style-name="T1">рациональный</text:span></text:p>
          </draw:text-box>
        </draw:frame>
        <draw:frame draw:style-name="gr6" draw:text-style-name="P6" draw:layer="layout" svg:width="0.735cm" svg:height="0.645cm" svg:x="2.365cm" svg:y="11.461cm">
          <draw:text-box>
            <text:p text:style-name="P5"><text:span text:style-name="T1">A</text:span></text:p>
          </draw:text-box>
        </draw:frame>
        <draw:line draw:style-name="gr4" draw:text-style-name="P5" draw:layer="layout" svg:x1="2.731cm" svg:y1="11.58cm" svg:x2="1.799cm" svg:y2="9.736cm">
          <text:p/>
        </draw:line>
        <draw:line draw:style-name="gr4" draw:text-style-name="P5" draw:layer="layout" svg:x1="2.74cm" svg:y1="12.897cm" svg:x2="2.739cm" svg:y2="12.11cm">
          <text:p/>
        </draw:line>
        <draw:line draw:style-name="gr4" draw:text-style-name="P5" draw:layer="layout" svg:x1="2.739cm" svg:y1="12.898cm" svg:x2="2.519cm" svg:y2="13.11cm">
          <text:p/>
        </draw:line>
        <draw:line draw:style-name="gr4" draw:text-style-name="P5" draw:layer="layout" svg:x1="1.938cm" svg:y1="12.11cm" svg:x2="3.438cm" svg:y2="12.11cm">
          <text:p/>
        </draw:line>
        <draw:line draw:style-name="gr4" draw:text-style-name="P5" draw:layer="layout" svg:x1="3.438cm" svg:y1="12.111cm" svg:x2="3.533cm" svg:y2="11.997cm">
          <text:p/>
        </draw:line>
        <draw:line draw:style-name="gr4" draw:text-style-name="P5" draw:layer="layout" svg:x1="1.847cm" svg:y1="12.223cm" svg:x2="1.942cm" svg:y2="12.109cm">
          <text:p/>
        </draw:line>
        <draw:line draw:style-name="gr4" draw:text-style-name="P5" draw:layer="layout" svg:x1="2.238cm" svg:y1="12.01cm" svg:x2="3.185cm" svg:y2="12.012cm">
          <text:p/>
        </draw:line>
        <draw:frame draw:style-name="gr7" draw:text-style-name="P6" draw:layer="layout" svg:width="3.042cm" svg:height="0.645cm" svg:x="2.629cm" svg:y="12.459cm">
          <draw:text-box>
            <text:p text:style-name="P5"><text:span text:style-name="T1">выдвинуть [-, 1]</text:span></text:p>
          </draw:text-box>
        </draw:frame>
        <draw:frame draw:style-name="gr8" draw:text-style-name="P6" draw:layer="layout" svg:width="0.599cm" svg:height="0.645cm" svg:x="2.765cm" svg:y="12.086cm">
          <draw:text-box>
            <text:p text:style-name="P5"><text:span text:style-name="T1">I</text:span></text:p>
          </draw:text-box>
        </draw:frame>
        <draw:frame draw:style-name="gr1" draw:text-style-name="P2" draw:layer="layout" svg:width="1.907cm" svg:height="0.645cm" svg:x="1cm" svg:y="12.245cm">
          <draw:text-box>
            <text:p text:style-name="P1"><text:span text:style-name="T1">(Partizip)</text:span></text:p>
          </draw:text-box>
        </draw:frame>
        <draw:frame draw:style-name="gr3" draw:text-style-name="P6" draw:layer="layout" svg:width="0.777cm" svg:height="0.645cm" svg:x="1.244cm" svg:y="14.74cm">
          <draw:text-box>
            <text:p text:style-name="P5"><text:span text:style-name="T1">O</text:span></text:p>
          </draw:text-box>
        </draw:frame>
        <draw:line draw:style-name="gr4" draw:text-style-name="P5" draw:layer="layout" svg:x1="1.658cm" svg:y1="14.884cm" svg:x2="3.09cm" svg:y2="13.06cm">
          <text:p/>
        </draw:line>
        <draw:frame draw:style-name="gr5" draw:text-style-name="P6" draw:layer="layout" svg:width="0.735cm" svg:height="0.645cm" svg:x="3.53cm" svg:y="14.673cm">
          <draw:text-box>
            <text:p text:style-name="P5"><text:span text:style-name="T1">E</text:span></text:p>
          </draw:text-box>
        </draw:frame>
        <draw:line draw:style-name="gr4" draw:text-style-name="P5" draw:layer="layout" svg:x1="3.881cm" svg:y1="14.73cm" svg:x2="3.069cm" svg:y2="13.06cm">
          <text:p/>
        </draw:line>
        <draw:frame draw:style-name="gr5" draw:text-style-name="P6" draw:layer="layout" svg:width="1.658cm" svg:height="0.645cm" svg:x="3.231cm" svg:y="14.974cm">
          <draw:text-box>
            <text:p text:style-name="P5"><text:span text:style-name="T1">вперед</text:span></text:p>
          </draw:text-box>
        </draw:frame>
        <draw:frame draw:style-name="gr3" draw:text-style-name="P6" draw:layer="layout" svg:width="2.331cm" svg:height="0.645cm" svg:x="0.445cm" svg:y="15.041cm">
          <draw:text-box>
            <text:p text:style-name="P5"><text:span text:style-name="T1">Медведева</text:span></text:p>
          </draw:text-box>
        </draw:frame>
        <draw:frame draw:style-name="gr6" draw:text-style-name="P6" draw:layer="layout" svg:width="0.735cm" svg:height="0.645cm" svg:x="9.253cm" svg:y="11.947cm">
          <draw:text-box>
            <text:p text:style-name="P5"><text:span text:style-name="T1">A</text:span></text:p>
          </draw:text-box>
        </draw:frame>
        <draw:frame draw:style-name="gr6" draw:text-style-name="P6" draw:layer="layout" svg:width="0.735cm" svg:height="0.645cm" svg:x="13.153cm" svg:y="11.947cm">
          <draw:text-box>
            <text:p text:style-name="P5"><text:span text:style-name="T1">A</text:span></text:p>
          </draw:text-box>
        </draw:frame>
        <draw:frame draw:style-name="gr6" draw:text-style-name="P6" draw:layer="layout" svg:width="2.686cm" svg:height="0.645cm" svg:x="9.154cm" svg:y="12.248cm">
          <draw:text-box>
            <text:p text:style-name="P5"><text:span text:style-name="T1">византийских</text:span></text:p>
          </draw:text-box>
        </draw:frame>
        <draw:frame draw:style-name="gr6" draw:text-style-name="P6" draw:layer="layout" svg:width="2.06cm" svg:height="0.645cm" svg:x="12.554cm" svg:y="12.249cm">
          <draw:text-box>
            <text:p text:style-name="P5"><text:span text:style-name="T1">принятых</text:span></text:p>
          </draw:text-box>
        </draw:frame>
        <draw:frame draw:style-name="gr5" draw:text-style-name="P6" draw:layer="layout" svg:width="0.735cm" svg:height="0.645cm" svg:x="12.73cm" svg:y="13.37cm">
          <draw:text-box>
            <text:p text:style-name="P5"><text:span text:style-name="T1">E</text:span></text:p>
          </draw:text-box>
        </draw:frame>
        <draw:line draw:style-name="gr4" draw:text-style-name="P5" draw:layer="layout" svg:x1="13.081cm" svg:y1="13.427cm" svg:x2="13.073cm" svg:y2="12.89cm">
          <text:p/>
        </draw:line>
        <draw:line draw:style-name="gr4" draw:text-style-name="P5" draw:layer="layout" svg:x1="13.121cm" svg:y1="14.722cm" svg:x2="13.12cm" svg:y2="13.935cm">
          <text:p/>
        </draw:line>
        <draw:line draw:style-name="gr4" draw:text-style-name="P5" draw:layer="layout" svg:x1="13.12cm" svg:y1="14.723cm" svg:x2="12.9cm" svg:y2="14.935cm">
          <text:p/>
        </draw:line>
        <draw:line draw:style-name="gr4" draw:text-style-name="P5" draw:layer="layout" svg:x1="12.319cm" svg:y1="13.935cm" svg:x2="13.819cm" svg:y2="13.935cm">
          <text:p/>
        </draw:line>
        <draw:line draw:style-name="gr4" draw:text-style-name="P5" draw:layer="layout" svg:x1="13.819cm" svg:y1="13.936cm" svg:x2="13.914cm" svg:y2="13.822cm">
          <text:p/>
        </draw:line>
        <draw:line draw:style-name="gr4" draw:text-style-name="P5" draw:layer="layout" svg:x1="12.228cm" svg:y1="14.048cm" svg:x2="12.323cm" svg:y2="13.934cm">
          <text:p/>
        </draw:line>
        <draw:frame draw:style-name="gr10" draw:text-style-name="P6" draw:layer="layout" svg:width="1.653cm" svg:height="0.645cm" svg:x="12.985cm" svg:y="14.283cm">
          <draw:text-box>
            <text:p text:style-name="P5"><text:span text:style-name="T1">Россия</text:span></text:p>
          </draw:text-box>
        </draw:frame>
        <draw:frame draw:style-name="gr11" draw:text-style-name="P2" draw:layer="layout" svg:width="0.815cm" svg:height="0.645cm" svg:x="12.472cm" svg:y="14.269cm">
          <draw:text-box>
            <text:p text:style-name="P1"><text:span text:style-name="T1">-и</text:span></text:p>
          </draw:text-box>
        </draw:frame>
        <draw:frame draw:style-name="gr12" draw:text-style-name="P6" draw:layer="layout" svg:width="0.777cm" svg:height="0.645cm" svg:x="12.997cm" svg:y="13.948cm">
          <draw:text-box>
            <text:p text:style-name="P5"><text:span text:style-name="T1">O</text:span></text:p>
          </draw:text-box>
        </draw:frame>
        <draw:frame draw:style-name="gr11" draw:text-style-name="P2" draw:layer="layout" svg:width="0.688cm" svg:height="0.645cm" svg:x="12.573cm" svg:y="13.87cm">
          <draw:text-box>
            <text:p text:style-name="P1"><text:span text:style-name="T1">в</text:span></text:p>
          </draw:text-box>
        </draw:frame>
        <draw:frame draw:style-name="gr10" draw:text-style-name="P6" draw:layer="layout" svg:width="0.599cm" svg:height="0.645cm" svg:x="11.823cm" svg:y="12.248cm">
          <draw:text-box>
            <text:p text:style-name="P5"><text:span text:style-name="T1">,</text:span></text:p>
          </draw:text-box>
        </draw:frame>
        <draw:line draw:style-name="gr4" draw:text-style-name="P5" draw:layer="layout" svg:x1="12.41cm" svg:y1="12.613cm" svg:x2="12.643cm" svg:y2="12.613cm">
          <text:p/>
        </draw:line>
        <draw:frame draw:style-name="gr13" draw:text-style-name="P6" draw:layer="layout" svg:width="0.578cm" svg:height="0.685cm" svg:x="11.89cm" svg:y="11.832cm">
          <draw:text-box>
            <text:p text:style-name="P5"><text:span text:style-name="T1">j</text:span></text:p>
          </draw:text-box>
        </draw:frame>
        <draw:line draw:style-name="gr4" draw:text-style-name="P5" draw:layer="layout" svg:x1="11.711cm" svg:y1="12.613cm" svg:x2="11.944cm" svg:y2="12.613cm">
          <text:p/>
        </draw:line>
        <draw:line draw:style-name="gr4" draw:text-style-name="P5" draw:layer="layout" svg:x1="11.111cm" svg:y1="14.067cm" svg:x2="13.075cm" svg:y2="12.903cm">
          <text:p/>
        </draw:line>
        <draw:line draw:style-name="gr4" draw:text-style-name="P5" draw:layer="layout" svg:x1="9.198cm" svg:y1="11.365cm" svg:x2="11.211cm" svg:y2="8.73cm">
          <text:p/>
        </draw:line>
        <draw:line draw:style-name="gr4" draw:text-style-name="P5" draw:layer="layout" svg:x1="9.226cm" svg:y1="12.816cm" svg:x2="9.225cm" svg:y2="12.029cm">
          <text:p/>
        </draw:line>
        <draw:line draw:style-name="gr4" draw:text-style-name="P5" draw:layer="layout" svg:x1="9.225cm" svg:y1="12.817cm" svg:x2="9.005cm" svg:y2="13.029cm">
          <text:p/>
        </draw:line>
        <draw:line draw:style-name="gr4" draw:text-style-name="P5" draw:layer="layout" svg:x1="8.424cm" svg:y1="12.029cm" svg:x2="9.924cm" svg:y2="12.029cm">
          <text:p/>
        </draw:line>
        <draw:line draw:style-name="gr4" draw:text-style-name="P5" draw:layer="layout" svg:x1="9.924cm" svg:y1="12.03cm" svg:x2="10.019cm" svg:y2="11.916cm">
          <text:p/>
        </draw:line>
        <draw:line draw:style-name="gr4" draw:text-style-name="P5" draw:layer="layout" svg:x1="8.333cm" svg:y1="12.142cm" svg:x2="8.428cm" svg:y2="12.028cm">
          <text:p/>
        </draw:line>
        <draw:line draw:style-name="gr4" draw:text-style-name="P5" draw:layer="layout" svg:x1="8.724cm" svg:y1="11.929cm" svg:x2="9.671cm" svg:y2="11.931cm">
          <text:p/>
        </draw:line>
        <draw:frame draw:style-name="gr9" draw:text-style-name="P6" draw:layer="layout" svg:width="0.85cm" svg:height="0.645cm" svg:x="8.622cm" svg:y="12.115cm">
          <draw:text-box>
            <text:p text:style-name="P5"><text:span text:style-name="T1">в</text:span></text:p>
          </draw:text-box>
        </draw:frame>
        <draw:frame draw:style-name="gr6" draw:text-style-name="P6" draw:layer="layout" svg:width="0.735cm" svg:height="0.645cm" svg:x="8.82cm" svg:y="11.268cm">
          <draw:text-box>
            <text:p text:style-name="P5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18:16:23</dc:date>
    <dc:creator>artur </dc:creator>
    <meta:editing-duration>PT23H57M13S</meta:editing-duration>
    <meta:editing-cycles>7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3"/>
  </office:meta>
</office:document-meta>
</file>